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 style:data-style-name="N2">
      <style:table-cell-properties fo:background-color="transparent"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1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</style:style>
    <style:style style:name="ce12" style:family="table-cell" style:parent-style-name="Default">
      <style:table-cell-properties fo:border-bottom="0.06pt solid #000000" fo:background-color="#ffff66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14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rkusz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Vout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fcpu</text:p>
          </table:table-cell>
          <table:table-cell table:style-name="ce10" office:value-type="float" office:value="9600000" calcext:value-type="float">
            <text:p>9600000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1" draw:text-style-name="P1" svg:width="2.899cm" svg:height="1.781cm" svg:x="2.857cm" svg:y="0cm" draw:caption-point-x="-0.61cm" draw:caption-point-y="0.525cm">
              <dc:date>2015-03-10T00:00:00</dc:date>
              <text:p text:style-name="P1"><text:span text:style-name="T1"><text:s/></text:span><text:span text:style-name="T1">Forward voltage drop of the output rectifier.</text:span></text:p>
              <text:p text:style-name="P1"><text:span text:style-name="T1"/></text:p>
            </office:annotation>
            <text:p>Vf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8"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2.899cm" svg:height="1.386cm" svg:x="2.857cm" svg:y="0cm" draw:caption-point-x="-0.61cm" draw:caption-point-y="1.555cm">
              <dc:date>2015-03-10T00:00:00</dc:date>
              <text:p text:style-name="P1"><text:span text:style-name="T1"><text:s/></text:span><text:span text:style-name="T1">Saturation voltage of the output switch.</text:span></text:p>
            </office:annotation>
            <text:p>Vsat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escaler</text:p>
          </table:table-cell>
          <table:table-cell table:style-name="ce11" office:value-type="float" office:value="32" calcext:value-type="float">
            <text:p>32</text:p>
          </table:table-cell>
          <table:table-cell table:style-name="ce14"/>
        </table:table-row>
        <table:table-row table:style-name="ro1">
          <table:table-cell office:value-type="string" calcext:value-type="string">
            <text:p>f</text:p>
          </table:table-cell>
          <table:table-cell table:style-name="ce3" table:formula="of:=[.G13]/1000" office:value-type="float" office:value="74.4186046511628" calcext:value-type="float">
            <text:p>74,42</text:p>
          </table:table-cell>
          <table:table-cell office:value-type="string" calcext:value-type="string">
            <text:p>kHz</text:p>
          </table:table-cell>
          <table:table-cell table:number-columns-repeated="2"/>
          <table:table-cell office:value-type="string" calcext:value-type="string">
            <text:p>adcClock</text:p>
          </table:table-cell>
          <table:table-cell table:style-name="ce12" table:formula="of:=([.G1]/[.G4])" office:value-type="float" office:value="300000" calcext:value-type="float">
            <text:p>300000</text:p>
          </table:table-cell>
          <table:table-cell table:style-name="ce14"/>
        </table:table-row>
        <table:table-row table:style-name="ro1">
          <table:table-cell office:value-type="string" calcext:value-type="string">
            <text:p>Iout_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sampleRate</text:p>
          </table:table-cell>
          <table:table-cell table:style-name="ce12" table:formula="of:=[.G5]/13" office:value-type="float" office:value="23076.9230769231" calcext:value-type="float">
            <text:p>23076,9230769231</text:p>
          </table:table-cell>
          <table:table-cell table:style-name="ce15" office:value-type="string" calcext:value-type="string">
            <text:p>SPS</text:p>
          </table:table-cell>
        </table:table-row>
        <table:table-row table:style-name="ro1">
          <table:table-cell office:value-type="string" calcext:value-type="string">
            <text:p>Vrippl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style-name="ce11" office:value-type="float" office:value="1.1" calcext:value-type="float">
            <text:p>1,1</text:p>
          </table:table-cell>
          <table:table-cell table:style-name="ce15" office:value-type="string" calcext:value-type="string">
            <text:p>V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ADC step</text:p>
          </table:table-cell>
          <table:table-cell table:style-name="ce12" table:formula="of:=([.G7]/256)*1000" office:value-type="float" office:value="4.296875" calcext:value-type="float">
            <text:p>4,296875</text:p>
          </table:table-cell>
          <table:table-cell table:style-name="ce15"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ton/toff</text:p>
          </table:table-cell>
          <table:table-cell table:style-name="ce4" table:formula="of:=(ABS([.B1])+[.B2])/([.B3]-[.B4])" office:value-type="float" office:value="1.11224489795918" calcext:value-type="float">
            <text:p>1,11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ton + toff</text:p>
          </table:table-cell>
          <table:table-cell table:style-name="ce5" table:formula="of:=(1/([.B5]*1000))*1000000" office:value-type="float" office:value="13.4375" calcext:value-type="float">
            <text:p>13,4375</text:p>
          </table:table-cell>
          <table:table-cell office:value-type="string" calcext:value-type="string">
            <text:p>us</text:p>
          </table:table-cell>
          <table:table-cell table:number-columns-repeated="2"/>
          <table:table-cell table:style-name="ce8" office:value-type="string" calcext:value-type="string">
            <text:p>FAST-PWM Mode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f</text:p>
          </table:table-cell>
          <table:table-cell table:style-name="ce4" table:formula="of:=([.B10]/([.B9]+1))" office:value-type="float" office:value="6.36171497584541" calcext:value-type="float">
            <text:p>6,36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prescaler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ton</text:p>
          </table:table-cell>
          <table:table-cell table:style-name="ce4" table:formula="of:=[.B10]-[.B11]" office:value-type="float" office:value="7.07578502415459" calcext:value-type="float">
            <text:p>7,08</text:p>
          </table:table-cell>
          <table:table-cell office:value-type="string" calcext:value-type="string">
            <text:p>us</text:p>
          </table:table-cell>
          <table:table-cell table:number-columns-repeated="2"/>
          <table:table-cell table:style-name="ce9" office:value-type="string" calcext:value-type="string">
            <text:p>OCR0A</text:p>
          </table:table-cell>
          <table:table-cell table:style-name="ce13" office:value-type="float" office:value="128" calcext:value-type="float">
            <text:p>128</text:p>
          </table:table-cell>
          <table:table-cell table:style-name="ce16"/>
        </table:table-row>
        <table:table-row table:style-name="ro1">
          <table:table-cell office:value-type="string" calcext:value-type="string">
            <text:p>Ipk</text:p>
          </table:table-cell>
          <table:table-cell table:style-name="ce5" table:formula="of:=2*([.B6]/1000)*([.B9]+1)" office:value-type="float" office:value="0.422448979591836" calcext:value-type="float">
            <text:p>0,422448979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2" table:formula="of:=[.G1]/(([.G12]+1)*[.G11])" office:value-type="float" office:value="74418.6046511628" calcext:value-type="float">
            <text:p>74418,6046511628</text:p>
          </table:table-cell>
          <table:table-cell table:style-name="ce15"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Rsc</text:p>
          </table:table-cell>
          <table:table-cell table:style-name="ce5" table:formula="of:=0.3*[.B13]" office:value-type="float" office:value="0.126734693877551" calcext:value-type="float">
            <text:p>0,1267346939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 calcext:value-type="string">
            <text:p>Lmin</text:p>
          </table:table-cell>
          <table:table-cell table:style-name="ce5" table:formula="of:=((([.B3]-[.B4])/([.B13]))*([.B12]/1000000))*1000000" office:value-type="float" office:value="82.0722697729237" calcext:value-type="float">
            <text:p>82,0722697729</text:p>
          </table:table-cell>
          <table:table-cell office:value-type="string" calcext:value-type="string">
            <text:p>uH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 calcext:value-type="string">
            <text:p>Cout</text:p>
          </table:table-cell>
          <table:table-cell table:style-name="ce5" table:formula="of:=(9*(([.B6]/1000)*([.B12]/1000000))/[.B7]) * 1000000" office:value-type="float" office:value="127.364130434783" calcext:value-type="float">
            <text:p>127,3641304348</text:p>
          </table:table-cell>
          <table:table-cell office:value-type="string" calcext:value-type="string">
            <text:p>uF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.00.0000</text:date>, <text:time style:data-style-name="N2" text:time-value="07:29:34.1882255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8:05:55.999037554</meta:creation-date>
    <dc:date>2015-03-16T07:29:54.658440756</dc:date>
    <meta:editing-duration>PT5H20M2S</meta:editing-duration>
    <meta:editing-cycles>32</meta:editing-cycles>
    <meta:generator>LibreOffice/4.2.7.2$Linux_x86 LibreOffice_project/420m0$Build-2</meta:generator>
    <meta:document-statistic meta:table-count="1" meta:cell-count="68" meta:object-count="0"/>
  </office:meta>
</office:document-meta>
</file>